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1065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Gsoul.eu</text:span> License</text:p>
      <text:p text:style-name="Standard"/>
      <text:p text:style-name="Standard">Version 1.0, <text:span text:style-name="T1">6.5.2023</text:span></text:p>
      <text:p text:style-name="Standard"/>
      <text:p text:style-name="Standard">Permission is hereby granted, free of charge, to any person obtaining a copy of this software and associated documentation files (the "Software"), to modify, improve, and distribute the Software for non-commercial purposes, subject to the following conditions:</text:p>
      <text:p text:style-name="Standard"/>
      <text:p text:style-name="Standard">1. The Software, or any derivatives thereof, may not be used for direct commercial purposes, including but not limited to selling, licensing, or distributing the Software or its derivatives for financial gain, without prior written permission from the author(s).</text:p>
      <text:p text:style-name="Standard"/>
      <text:p text:style-name="Standard">2. The Software may be used to develop and operate esports tournaments, subscription services, and related platform functionality ("Esports Platform"). Users of the Esports Platform are allowed to make payments, subscriptions, or purchases of services provided by the Esports Platform, subject to the terms and conditions set forth by the Esports Platform operator.</text:p>
      <text:p text:style-name="Standard"/>
      <text:p text:style-name="Standard">3. The Esports Platform operator shall have the right to enforce any necessary terms and conditions, including but not limited to fees, subscription terms, and usage restrictions, for participants and users of the Esports Platform.</text:p>
      <text:p text:style-name="Standard"/>
      <text:p text:style-name="Standard">4. The author(s) of the Software reserve the right to approve or disapprove any distribution of modified versions of the Software and its derivatives. In case of modifications specifically developed for the Esports Platform, the Esports Platform operator shall have the right to review and approve the modifications before distribution.</text:p>
      <text:p text:style-name="Standard"/>
      <text:p text:style-name="Standard">5. All references to the original author(s) and the project name, including but not limited to trademarks, logos, and branding, must be retained and prominently displayed in all distributions, documentation, and marketing materials related to the Software or the Esports Platform.</text:p>
      <text:p text:style-name="Standard"/>
      <text:p text:style-name="Standard">6. The author(s) of the Software make no warranties or representations regarding the suitability, functionality, or fitness for a particular purpose of the Software. In no event shall the authors or copyright holders be liable for any claims, damages, or other liability, whether in an action of contract, tort, or otherwise, arising from, out of, or in connection with the Software or the use or other dealings in the Software.</text:p>
      <text:p text:style-name="Standard"/>
      <text:p text:style-name="Standard">For commercial usage inquiries, please contact <text:span text:style-name="T1">gsoul@gsoul.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 LibreOffice_project/00m0$Build-3</meta:generator>
    <meta:editing-cycles>0</meta:editing-cycles>
    <meta:editing-duration>P0D</meta:editing-duration>
    <meta:document-statistic meta:table-count="0" meta:image-count="0" meta:object-count="0" meta:page-count="1" meta:paragraph-count="10" meta:word-count="337" meta:character-count="2261" meta:non-whitespace-character-count="1934"/>
  </office:meta>
</office:document-meta>
</file>